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TimesNewRomanPS-ItalicMT" svg:font-family="TimesNewRomanPS-ItalicMT" style:font-family-generic="system" svg:panose-1="0 0 0 0 0 0 0 0 0 0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Policepardéfaut" style:family="text"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T3" style:parent-style-name="Policepardéfaut" style:family="text">
      <style:text-properties style:font-name="Arial Rounded MT Bold" style:font-name-complex="TimesNewRomanPS-ItalicMT" fo:font-style="italic" style:font-style-asian="italic" style:font-style-complex="italic" fo:color="#0000FF" fo:language="en" fo:country="US"/>
    </style:style>
    <style:style style:name="P4" style:parent-style-name="Normal" style:family="paragraph">
      <style:paragraph-properties style:text-autospace="none" fo:margin-bottom="0in" fo:line-height="100%"/>
    </style:style>
    <style:style style:name="T5" style:parent-style-name="Policepardéfaut" style:family="text">
      <style:text-properties style:font-name="Arial Rounded MT Bold" style:font-name-asian="TimesNewRomanPSMT" style:font-name-complex="TimesNewRomanPSMT" fo:font-weight="bold" style:font-weight-asian="bold" style:font-weight-complex="bold" fo:color="#000000" fo:language="en" fo:country="US"/>
    </style:style>
    <style:style style:name="T6" style:parent-style-name="Policepardéfaut" style:family="text">
      <style:text-properties style:font-name="Arial Rounded MT Bold" style:font-name-asian="TimesNewRomanPSMT" style:font-name-complex="TimesNewRomanPSMT" fo:color="#000000" fo:language="en" fo:country="US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Policepardéfaut" style:family="text">
      <style:text-properties style:font-name="Arial Rounded MT Bold" style:font-name-asian="TimesNewRomanPSMT" style:font-name-complex="TimesNewRomanPSMT" fo:font-weight="bold" style:font-weight-asian="bold" style:font-weight-complex="bold" fo:color="#000000" fo:language="en" fo:country="US"/>
    </style:style>
    <style:style style:name="T9" style:parent-style-name="Policepardéfaut" style:family="text">
      <style:text-properties style:font-name="Arial Rounded MT Bold" style:font-name-asian="TimesNewRomanPSMT" style:font-name-complex="TimesNewRomanPSMT" fo:color="#000000" fo:language="en" fo:country="US"/>
    </style:style>
    <style:style style:name="T10" style:parent-style-name="Policepardéfaut" style:family="text">
      <style:text-properties style:font-name="Arial Rounded MT Bold" style:font-name-asian="TimesNewRomanPSMT" style:font-name-complex="TimesNewRomanPSMT" fo:color="#000000" fo:language="en" fo:country="US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Policepardéfaut" style:family="text">
      <style:text-properties style:font-name="Arial Rounded MT Bold" style:font-name-asian="TimesNewRomanPSMT" style:font-name-complex="TimesNewRomanPSMT" fo:font-weight="bold" style:font-weight-asian="bold" style:font-weight-complex="bold" fo:color="#000000" fo:language="en" fo:country="US"/>
    </style:style>
    <style:style style:name="T13" style:parent-style-name="Policepardéfaut" style:family="text">
      <style:text-properties style:font-name="Arial Rounded MT Bold" style:font-name-asian="TimesNewRomanPSMT" style:font-name-complex="TimesNewRomanPSMT" fo:color="#000000" fo:language="en" fo:country="US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Policepardéfaut" style:family="text">
      <style:text-properties style:font-name="Arial Rounded MT Bold" style:font-name-asian="TimesNewRomanPSMT" style:font-name-complex="TimesNewRomanPSMT" fo:font-weight="bold" style:font-weight-asian="bold" style:font-weight-complex="bold" fo:color="#000000" fo:language="en" fo:country="US"/>
    </style:style>
    <style:style style:name="T16" style:parent-style-name="Policepardéfaut" style:family="text">
      <style:text-properties style:font-name="Arial Rounded MT Bold" style:font-name-asian="TimesNewRomanPSMT" style:font-name-complex="TimesNewRomanPSMT" fo:color="#000000" fo:language="en" fo:country="US"/>
    </style:style>
    <style:style style:name="T17" style:parent-style-name="Policepardéfaut" style:family="text">
      <style:text-properties style:font-name="Arial Rounded MT Bold" style:font-name-asian="TimesNewRomanPSMT" style:font-name-complex="TimesNewRomanPSMT" fo:color="#000000" fo:language="en" fo:country="US"/>
    </style:style>
    <style:style style:name="P18" style:parent-style-name="Normal" style:family="paragraph">
      <style:paragraph-properties style:text-autospace="none" fo:margin-bottom="0in" fo:line-height="100%"/>
      <style:text-properties style:font-name="Arial Rounded MT Bold" style:font-name-asian="TimesNewRomanPSMT" style:font-name-complex="TimesNewRomanPSMT" fo:color="#000000" fo:language="en" fo:country="US"/>
    </style:style>
    <style:style style:name="P19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20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21" style:parent-style-name="Normal" style:family="paragraph">
      <style:paragraph-properties fo:margin-bottom="0in"/>
    </style:style>
    <style:style style:name="T22" style:parent-style-name="Policepardéfaut" style:family="text">
      <style:text-properties style:font-name="Arial Rounded MT Bold" fo:language="en" fo:country="US"/>
    </style:style>
    <style:style style:name="T23" style:parent-style-name="Policepardéfaut" style:family="text">
      <style:text-properties style:font-name="Arial Rounded MT Bold" fo:language="en" fo:country="US"/>
    </style:style>
    <style:style style:name="T24" style:parent-style-name="Policepardéfaut" style:family="text">
      <style:text-properties style:font-name="Arial Rounded MT Bold" fo:language="en" fo:country="US"/>
    </style:style>
    <style:style style:name="T25" style:parent-style-name="Policepardéfaut" style:family="text">
      <style:text-properties style:font-name="Arial Rounded MT Bold" fo:language="en" fo:country="US"/>
    </style:style>
    <style:style style:name="P26" style:parent-style-name="Normal" style:family="paragraph">
      <style:paragraph-properties fo:margin-bottom="0in"/>
    </style:style>
    <style:style style:name="T27" style:parent-style-name="Policepardéfaut" style:family="text">
      <style:text-properties style:font-name="Arial Rounded MT Bold" fo:language="en" fo:country="US"/>
    </style:style>
    <style:style style:name="T28" style:parent-style-name="Policepardéfaut" style:family="text">
      <style:text-properties style:font-name="Arial Rounded MT Bold" fo:language="en" fo:country="US"/>
    </style:style>
    <style:style style:name="T29" style:parent-style-name="Policepardéfaut" style:family="text">
      <style:text-properties style:font-name="Arial Rounded MT Bold" fo:language="en" fo:country="US"/>
    </style:style>
    <style:style style:name="T30" style:parent-style-name="Policepardéfaut" style:family="text">
      <style:text-properties style:font-name="Arial Rounded MT Bold" fo:language="en" fo:country="US"/>
    </style:style>
    <style:style style:name="T31" style:parent-style-name="Policepardéfaut" style:family="text">
      <style:text-properties style:font-name="Arial Rounded MT Bold" fo:language="en" fo:country="US"/>
    </style:style>
    <style:style style:name="P32" style:parent-style-name="Normal" style:family="paragraph">
      <style:paragraph-properties fo:margin-bottom="0in"/>
      <style:text-properties style:font-name="Arial Rounded MT Bold" fo:language="en" fo:country="US"/>
    </style:style>
    <style:style style:name="P33" style:parent-style-name="Normal" style:family="paragraph">
      <style:paragraph-properties fo:margin-bottom="0in"/>
    </style:style>
    <style:style style:name="T34" style:parent-style-name="Policepardéfaut" style:family="text">
      <style:text-properties style:font-name="Arial Rounded MT Bold" fo:language="en" fo:country="US"/>
    </style:style>
    <style:style style:name="T35" style:parent-style-name="Policepardéfaut" style:family="text">
      <style:text-properties style:font-name="Arial Rounded MT Bold" fo:language="en" fo:country="US"/>
    </style:style>
    <style:style style:name="T36" style:parent-style-name="Policepardéfaut" style:family="text">
      <style:text-properties style:font-name="Arial Rounded MT Bold" fo:language="en" fo:country="US"/>
    </style:style>
    <style:style style:name="T37" style:parent-style-name="Policepardéfaut" style:family="text">
      <style:text-properties style:font-name="Arial Rounded MT Bold" fo:language="en" fo:country="US"/>
    </style:style>
    <style:style style:name="T38" style:parent-style-name="Policepardéfaut" style:family="text">
      <style:text-properties style:font-name="Arial Rounded MT Bold" fo:language="en" fo:country="US"/>
    </style:style>
    <style:style style:name="P39" style:parent-style-name="Normal" style:family="paragraph">
      <style:paragraph-properties fo:margin-bottom="0in"/>
    </style:style>
    <style:style style:name="T40" style:parent-style-name="Policepardéfaut" style:family="text">
      <style:text-properties style:font-name="Arial Rounded MT Bold" fo:language="en" fo:country="US"/>
    </style:style>
    <style:style style:name="T41" style:parent-style-name="Policepardéfaut" style:family="text">
      <style:text-properties style:font-name="Arial Rounded MT Bold" fo:language="en" fo:country="US"/>
    </style:style>
    <style:style style:name="T42" style:parent-style-name="Policepardéfaut" style:family="text">
      <style:text-properties style:font-name="Arial Rounded MT Bold" fo:language="en" fo:country="US"/>
    </style:style>
    <style:style style:name="T43" style:parent-style-name="Policepardéfaut" style:family="text">
      <style:text-properties style:font-name="Arial Rounded MT Bold" fo:language="en" fo:country="US"/>
    </style:style>
    <style:style style:name="T44" style:parent-style-name="Policepardéfaut" style:family="text">
      <style:text-properties style:font-name="Arial Rounded MT Bold" fo:language="en" fo:country="US"/>
    </style:style>
    <style:style style:name="T45" style:parent-style-name="Policepardéfaut" style:family="text">
      <style:text-properties style:font-name="Arial Rounded MT Bold" fo:language="en" fo:country="US"/>
    </style:style>
    <style:style style:name="T46" style:parent-style-name="Policepardéfaut" style:family="text">
      <style:text-properties style:font-name="Arial Rounded MT Bold" fo:language="en" fo:country="US"/>
    </style:style>
    <style:style style:name="P47" style:parent-style-name="Normal" style:family="paragraph">
      <style:paragraph-properties fo:margin-bottom="0in"/>
    </style:style>
    <style:style style:name="T48" style:parent-style-name="Policepardéfaut" style:family="text">
      <style:text-properties style:font-name="Arial Rounded MT Bold" fo:language="en" fo:country="US"/>
    </style:style>
    <style:style style:name="T49" style:parent-style-name="Policepardéfaut" style:family="text">
      <style:text-properties style:font-name="Arial Rounded MT Bold" fo:language="en" fo:country="US"/>
    </style:style>
    <style:style style:name="T50" style:parent-style-name="Policepardéfaut" style:family="text">
      <style:text-properties style:font-name="Arial Rounded MT Bold" fo:language="en" fo:country="US"/>
    </style:style>
    <style:style style:name="T51" style:parent-style-name="Policepardéfaut" style:family="text">
      <style:text-properties style:font-name="Arial Rounded MT Bold" fo:language="en" fo:country="US"/>
    </style:style>
    <style:style style:name="T52" style:parent-style-name="Policepardéfaut" style:family="text">
      <style:text-properties style:font-name="Arial Rounded MT Bold" fo:language="en" fo:country="US"/>
    </style:style>
    <style:style style:name="P53" style:parent-style-name="Normal" style:family="paragraph">
      <style:paragraph-properties fo:margin-bottom="0in"/>
      <style:text-properties style:font-name="Arial Rounded MT Bold" fo:language="en" fo:country="US"/>
    </style:style>
    <style:style style:name="P54" style:parent-style-name="Normal" style:family="paragraph">
      <style:paragraph-properties fo:margin-bottom="0in"/>
    </style:style>
    <style:style style:name="T55" style:parent-style-name="Policepardéfaut" style:family="text">
      <style:text-properties style:font-name="Arial Rounded MT Bold" fo:language="en" fo:country="US"/>
    </style:style>
    <style:style style:name="T56" style:parent-style-name="Policepardéfaut" style:family="text">
      <style:text-properties style:font-name="Arial Rounded MT Bold" fo:language="en" fo:country="US"/>
    </style:style>
    <style:style style:name="T57" style:parent-style-name="Policepardéfaut" style:family="text">
      <style:text-properties style:font-name="Arial Rounded MT Bold" fo:language="en" fo:country="US"/>
    </style:style>
    <style:style style:name="P58" style:parent-style-name="Normal" style:family="paragraph">
      <style:paragraph-properties fo:margin-bottom="0in"/>
      <style:text-properties style:font-name="Arial Rounded MT Bold" fo:language="en" fo:country="US"/>
    </style:style>
    <style:style style:name="P59" style:parent-style-name="Normal" style:family="paragraph">
      <style:paragraph-properties style:text-autospace="none" fo:margin-bottom="0in" fo:line-height="100%"/>
      <style:text-properties style:font-name="Arial Rounded MT Bold" style:font-name-asian="TimesNewRomanPSMT" style:font-name-complex="TimesNewRomanPSMT" fo:color="#000000" fo:language="en" fo:country="US"/>
    </style:style>
    <style:style style:name="P60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61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62" style:parent-style-name="Normal" style:family="paragraph">
      <style:paragraph-properties fo:margin-bottom="0in"/>
    </style:style>
    <style:style style:name="T63" style:parent-style-name="Policepardéfaut" style:family="text">
      <style:text-properties style:font-name="Arial Rounded MT Bold" fo:language="en" fo:country="US"/>
    </style:style>
    <style:style style:name="T64" style:parent-style-name="Policepardéfaut" style:family="text">
      <style:text-properties style:font-name="Arial Rounded MT Bold" fo:language="en" fo:country="US"/>
    </style:style>
    <style:style style:name="T65" style:parent-style-name="Policepardéfaut" style:family="text">
      <style:text-properties style:font-name="Arial Rounded MT Bold" fo:background-color="#FFFF00" fo:language="en" fo:country="US"/>
    </style:style>
    <style:style style:name="P66" style:parent-style-name="Normal" style:family="paragraph">
      <style:paragraph-properties fo:margin-bottom="0in"/>
    </style:style>
    <style:style style:name="T67" style:parent-style-name="Policepardéfaut" style:family="text">
      <style:text-properties style:font-name="Arial Rounded MT Bold" fo:background-color="#FFFF00" fo:language="en" fo:country="US"/>
    </style:style>
    <style:style style:name="P68" style:parent-style-name="Normal" style:family="paragraph">
      <style:paragraph-properties fo:margin-bottom="0in"/>
    </style:style>
    <style:style style:name="T69" style:parent-style-name="Policepardéfaut" style:family="text">
      <style:text-properties style:font-name="Arial Rounded MT Bold" fo:language="en" fo:country="US"/>
    </style:style>
    <style:style style:name="T70" style:parent-style-name="Policepardéfaut" style:family="text">
      <style:text-properties style:font-name="Arial Rounded MT Bold" fo:background-color="#FFFF00" fo:language="en" fo:country="US"/>
    </style:style>
    <style:style style:name="T71" style:parent-style-name="Policepardéfaut" style:family="text">
      <style:text-properties style:font-name="Arial Rounded MT Bold" fo:language="en" fo:country="US"/>
    </style:style>
    <style:style style:name="P72" style:parent-style-name="Normal" style:family="paragraph">
      <style:paragraph-properties fo:margin-bottom="0in"/>
    </style:style>
    <style:style style:name="T73" style:parent-style-name="Policepardéfaut" style:family="text">
      <style:text-properties style:font-name="Arial Rounded MT Bold" fo:language="en" fo:country="US"/>
    </style:style>
    <style:style style:name="T74" style:parent-style-name="Policepardéfaut" style:family="text">
      <style:text-properties style:font-name="Arial Rounded MT Bold" fo:background-color="#FFFF00" fo:language="en" fo:country="US"/>
    </style:style>
    <style:style style:name="T75" style:parent-style-name="Policepardéfaut" style:family="text">
      <style:text-properties style:font-name="Arial Rounded MT Bold" fo:language="en" fo:country="US"/>
    </style:style>
    <style:style style:name="P76" style:parent-style-name="Normal" style:family="paragraph">
      <style:paragraph-properties fo:margin-bottom="0in"/>
      <style:text-properties style:font-name="Arial Rounded MT Bold" fo:language="en" fo:country="US"/>
    </style:style>
    <style:style style:name="P77" style:parent-style-name="Normal" style:family="paragraph">
      <style:paragraph-properties fo:margin-bottom="0in"/>
    </style:style>
    <style:style style:name="T78" style:parent-style-name="Policepardéfaut" style:family="text">
      <style:text-properties style:font-name="Arial Rounded MT Bold" fo:language="en" fo:country="US"/>
    </style:style>
    <style:style style:name="T79" style:parent-style-name="Policepardéfaut" style:family="text">
      <style:text-properties style:font-name="Arial Rounded MT Bold" fo:language="en" fo:country="US"/>
    </style:style>
    <style:style style:name="T80" style:parent-style-name="Policepardéfaut" style:family="text">
      <style:text-properties style:font-name="Arial Rounded MT Bold" fo:background-color="#FFFF00" fo:language="en" fo:country="US"/>
    </style:style>
    <style:style style:name="T81" style:parent-style-name="Policepardéfaut" style:family="text">
      <style:text-properties style:font-name="Arial Rounded MT Bold" fo:language="en" fo:country="US"/>
    </style:style>
    <style:style style:name="P82" style:parent-style-name="Normal" style:family="paragraph">
      <style:paragraph-properties fo:margin-bottom="0in"/>
    </style:style>
    <style:style style:name="T83" style:parent-style-name="Policepardéfaut" style:family="text">
      <style:text-properties style:font-name="Arial Rounded MT Bold" fo:language="en" fo:country="US"/>
    </style:style>
    <style:style style:name="T84" style:parent-style-name="Policepardéfaut" style:family="text">
      <style:text-properties style:font-name="Arial Rounded MT Bold" fo:background-color="#FFFF00" fo:language="en" fo:country="US"/>
    </style:style>
    <style:style style:name="T85" style:parent-style-name="Policepardéfaut" style:family="text">
      <style:text-properties style:font-name="Arial Rounded MT Bold" fo:language="en" fo:country="US"/>
    </style:style>
    <style:style style:name="T86" style:parent-style-name="Policepardéfaut" style:family="text">
      <style:text-properties style:font-name="Arial Rounded MT Bold" fo:language="en" fo:country="US"/>
    </style:style>
    <style:style style:name="T87" style:parent-style-name="Policepardéfaut" style:family="text">
      <style:text-properties style:font-name="Arial Rounded MT Bold" fo:language="en" fo:country="US"/>
    </style:style>
    <style:style style:name="P88" style:parent-style-name="Normal" style:family="paragraph">
      <style:paragraph-properties fo:margin-bottom="0in"/>
    </style:style>
    <style:style style:name="T89" style:parent-style-name="Policepardéfaut" style:family="text">
      <style:text-properties style:font-name="Arial Rounded MT Bold" fo:language="en" fo:country="US"/>
    </style:style>
    <style:style style:name="T90" style:parent-style-name="Policepardéfaut" style:family="text">
      <style:text-properties style:font-name="Arial Rounded MT Bold" fo:background-color="#FFFF00" fo:language="en" fo:country="US"/>
    </style:style>
    <style:style style:name="T91" style:parent-style-name="Policepardéfaut" style:family="text">
      <style:text-properties style:font-name="Arial Rounded MT Bold" fo:language="en" fo:country="US"/>
    </style:style>
    <style:style style:name="P92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93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94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95" style:parent-style-name="Normal" style:family="paragraph">
      <style:paragraph-properties fo:margin-bottom="0in"/>
    </style:style>
    <style:style style:name="T96" style:parent-style-name="Policepardéfaut" style:family="text">
      <style:text-properties style:font-name="Arial Rounded MT Bold" fo:language="en" fo:country="US"/>
    </style:style>
    <style:style style:name="T97" style:parent-style-name="Policepardéfaut" style:family="text">
      <style:text-properties style:font-name="Arial Rounded MT Bold" fo:language="en" fo:country="US"/>
    </style:style>
    <style:style style:name="T98" style:parent-style-name="Policepardéfaut" style:family="text">
      <style:text-properties style:font-name="Arial Rounded MT Bold" fo:language="en" fo:country="US"/>
    </style:style>
    <style:style style:name="T99" style:parent-style-name="Policepardéfaut" style:family="text">
      <style:text-properties style:font-name="Arial Rounded MT Bold" fo:language="en" fo:country="US"/>
    </style:style>
    <style:style style:name="T100" style:parent-style-name="Policepardéfaut" style:family="text">
      <style:text-properties style:font-name="Arial Rounded MT Bold" fo:language="en" fo:country="US"/>
    </style:style>
    <style:style style:name="T101" style:parent-style-name="Policepardéfaut" style:family="text">
      <style:text-properties style:font-name="Arial Rounded MT Bold" fo:language="en" fo:country="US"/>
    </style:style>
    <style:style style:name="T102" style:parent-style-name="Policepardéfaut" style:family="text">
      <style:text-properties style:font-name="Arial Rounded MT Bold" fo:language="en" fo:country="US"/>
    </style:style>
    <style:style style:name="T103" style:parent-style-name="Policepardéfaut" style:family="text">
      <style:text-properties style:font-name="Arial Rounded MT Bold" fo:language="en" fo:country="US"/>
    </style:style>
    <style:style style:name="P104" style:parent-style-name="Normal" style:family="paragraph">
      <style:paragraph-properties fo:margin-bottom="0in"/>
    </style:style>
    <style:style style:name="T105" style:parent-style-name="Policepardéfaut" style:family="text">
      <style:text-properties style:font-name="Arial Rounded MT Bold" fo:language="en" fo:country="US"/>
    </style:style>
    <style:style style:name="T106" style:parent-style-name="Policepardéfaut" style:family="text">
      <style:text-properties style:font-name="Arial Rounded MT Bold" fo:language="en" fo:country="US"/>
    </style:style>
    <style:style style:name="T107" style:parent-style-name="Policepardéfaut" style:family="text">
      <style:text-properties style:font-name="Arial Rounded MT Bold" fo:language="en" fo:country="US"/>
    </style:style>
    <style:style style:name="T108" style:parent-style-name="Policepardéfaut" style:family="text">
      <style:text-properties style:font-name="Arial Rounded MT Bold" fo:language="en" fo:country="US"/>
    </style:style>
    <style:style style:name="T109" style:parent-style-name="Policepardéfaut" style:family="text">
      <style:text-properties style:font-name="Arial Rounded MT Bold" fo:language="en" fo:country="US"/>
    </style:style>
    <style:style style:name="T110" style:parent-style-name="Policepardéfaut" style:family="text">
      <style:text-properties style:font-name="Arial Rounded MT Bold" fo:language="en" fo:country="US"/>
    </style:style>
    <style:style style:name="P111" style:parent-style-name="Normal" style:family="paragraph">
      <style:paragraph-properties fo:margin-bottom="0in"/>
      <style:text-properties style:font-name="Arial Rounded MT Bold" fo:language="en" fo:country="US"/>
    </style:style>
    <style:style style:name="P112" style:parent-style-name="Normal" style:family="paragraph">
      <style:paragraph-properties fo:margin-bottom="0in"/>
    </style:style>
    <style:style style:name="T113" style:parent-style-name="Policepardéfaut" style:family="text">
      <style:text-properties style:font-name="Arial Rounded MT Bold" fo:language="en" fo:country="US"/>
    </style:style>
    <style:style style:name="T114" style:parent-style-name="Policepardéfaut" style:family="text">
      <style:text-properties style:font-name="Arial Rounded MT Bold" fo:language="en" fo:country="US"/>
    </style:style>
    <style:style style:name="T115" style:parent-style-name="Policepardéfaut" style:family="text">
      <style:text-properties style:font-name="Arial Rounded MT Bold" fo:language="en" fo:country="US"/>
    </style:style>
    <style:style style:name="T116" style:parent-style-name="Policepardéfaut" style:family="text">
      <style:text-properties style:font-name="Arial Rounded MT Bold" fo:language="en" fo:country="US"/>
    </style:style>
    <style:style style:name="T117" style:parent-style-name="Policepardéfaut" style:family="text">
      <style:text-properties style:font-name="Arial Rounded MT Bold" fo:language="en" fo:country="US"/>
    </style:style>
    <style:style style:name="T118" style:parent-style-name="Policepardéfaut" style:family="text">
      <style:text-properties style:font-name="Arial Rounded MT Bold" fo:language="en" fo:country="US"/>
    </style:style>
    <style:style style:name="T119" style:parent-style-name="Policepardéfaut" style:family="text">
      <style:text-properties style:font-name="Arial Rounded MT Bold" fo:language="en" fo:country="US"/>
    </style:style>
    <style:style style:name="P120" style:parent-style-name="Normal" style:family="paragraph">
      <style:paragraph-properties fo:margin-bottom="0in"/>
    </style:style>
    <style:style style:name="T121" style:parent-style-name="Policepardéfaut" style:family="text">
      <style:text-properties style:font-name="Arial Rounded MT Bold" fo:language="en" fo:country="US"/>
    </style:style>
    <style:style style:name="T122" style:parent-style-name="Policepardéfaut" style:family="text">
      <style:text-properties style:font-name="Arial Rounded MT Bold" fo:language="en" fo:country="US"/>
    </style:style>
    <style:style style:name="T123" style:parent-style-name="Policepardéfaut" style:family="text">
      <style:text-properties style:font-name="Arial Rounded MT Bold" fo:language="en" fo:country="US"/>
    </style:style>
    <style:style style:name="T124" style:parent-style-name="Policepardéfaut" style:family="text">
      <style:text-properties style:font-name="Arial Rounded MT Bold" fo:language="en" fo:country="US"/>
    </style:style>
    <style:style style:name="T125" style:parent-style-name="Policepardéfaut" style:family="text">
      <style:text-properties style:font-name="Arial Rounded MT Bold" fo:language="en" fo:country="US"/>
    </style:style>
    <style:style style:name="T126" style:parent-style-name="Policepardéfaut" style:family="text">
      <style:text-properties style:font-name="Arial Rounded MT Bold" fo:language="en" fo:country="US"/>
    </style:style>
    <style:style style:name="P127" style:parent-style-name="Normal" style:family="paragraph">
      <style:paragraph-properties fo:margin-bottom="0in"/>
      <style:text-properties style:font-name="Arial Rounded MT Bold" fo:language="en" fo:country="US"/>
    </style:style>
    <style:style style:name="P128" style:parent-style-name="Normal" style:family="paragraph">
      <style:paragraph-properties fo:margin-bottom="0in"/>
      <style:text-properties style:font-name="Arial Rounded MT Bold" fo:language="en" fo:country="US"/>
    </style:style>
    <style:style style:name="P129" style:parent-style-name="Normal" style:family="paragraph">
      <style:paragraph-properties fo:margin-bottom="0in"/>
      <style:text-properties style:font-name="Arial Rounded MT Bold" fo:language="en" fo:country="US"/>
    </style:style>
    <style:style style:name="P130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131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132" style:parent-style-name="Normal" style:family="paragraph">
      <style:paragraph-properties fo:margin-bottom="0in"/>
    </style:style>
    <style:style style:name="T133" style:parent-style-name="Policepardéfaut" style:family="text">
      <style:text-properties style:font-name="Arial Rounded MT Bold" fo:language="en" fo:country="US"/>
    </style:style>
    <style:style style:name="T134" style:parent-style-name="Policepardéfaut" style:family="text">
      <style:text-properties style:font-name="Arial Rounded MT Bold" fo:background-color="#FFFF00" fo:language="en" fo:country="US"/>
    </style:style>
    <style:style style:name="T135" style:parent-style-name="Policepardéfaut" style:family="text">
      <style:text-properties style:font-name="Arial Rounded MT Bold" fo:language="en" fo:country="US"/>
    </style:style>
    <style:style style:name="P136" style:parent-style-name="Normal" style:family="paragraph">
      <style:paragraph-properties fo:margin-bottom="0in"/>
    </style:style>
    <style:style style:name="T137" style:parent-style-name="Policepardéfaut" style:family="text">
      <style:text-properties style:font-name="Arial Rounded MT Bold" fo:language="en" fo:country="US"/>
    </style:style>
    <style:style style:name="T138" style:parent-style-name="Policepardéfaut" style:family="text">
      <style:text-properties style:font-name="Arial Rounded MT Bold" fo:background-color="#FFFF00" fo:language="en" fo:country="US"/>
    </style:style>
    <style:style style:name="T139" style:parent-style-name="Policepardéfaut" style:family="text">
      <style:text-properties style:font-name="Arial Rounded MT Bold" fo:language="en" fo:country="US"/>
    </style:style>
    <style:style style:name="T140" style:parent-style-name="Policepardéfaut" style:family="text">
      <style:text-properties style:font-name="Arial Rounded MT Bold" fo:language="en" fo:country="US"/>
    </style:style>
    <style:style style:name="P141" style:parent-style-name="Normal" style:family="paragraph">
      <style:paragraph-properties fo:margin-bottom="0in"/>
      <style:text-properties style:font-name="Arial Rounded MT Bold" fo:language="en" fo:country="US"/>
    </style:style>
    <style:style style:name="P142" style:parent-style-name="Normal" style:family="paragraph">
      <style:paragraph-properties fo:margin-bottom="0in"/>
    </style:style>
    <style:style style:name="T143" style:parent-style-name="Policepardéfaut" style:family="text">
      <style:text-properties style:font-name="Arial Rounded MT Bold" fo:language="en" fo:country="US"/>
    </style:style>
    <style:style style:name="T144" style:parent-style-name="Policepardéfaut" style:family="text">
      <style:text-properties style:font-name="Arial Rounded MT Bold" fo:background-color="#FFFF00" fo:language="en" fo:country="US"/>
    </style:style>
    <style:style style:name="T145" style:parent-style-name="Policepardéfaut" style:family="text">
      <style:text-properties style:font-name="Arial Rounded MT Bold" fo:language="en" fo:country="US"/>
    </style:style>
    <style:style style:name="P146" style:parent-style-name="Normal" style:family="paragraph">
      <style:paragraph-properties fo:margin-bottom="0in"/>
    </style:style>
    <style:style style:name="T147" style:parent-style-name="Policepardéfaut" style:family="text">
      <style:text-properties style:font-name="Arial Rounded MT Bold" fo:language="en" fo:country="US"/>
    </style:style>
    <style:style style:name="T148" style:parent-style-name="Policepardéfaut" style:family="text">
      <style:text-properties style:font-name="Arial Rounded MT Bold" fo:background-color="#FFFF00" fo:language="en" fo:country="US"/>
    </style:style>
    <style:style style:name="T149" style:parent-style-name="Policepardéfaut" style:family="text">
      <style:text-properties style:font-name="Arial Rounded MT Bold" fo:language="en" fo:country="US"/>
    </style:style>
    <style:style style:name="P150" style:parent-style-name="Normal" style:family="paragraph">
      <style:paragraph-properties style:text-autospace="none" fo:margin-bottom="0in" fo:line-height="100%"/>
    </style:style>
    <style:style style:name="T151" style:parent-style-name="Policepardéfaut" style:family="text">
      <style:text-properties style:font-name="Arial Rounded MT Bold" fo:language="en" fo:country="US"/>
    </style:style>
    <style:style style:name="T152" style:parent-style-name="Policepardéfaut" style:family="text">
      <style:text-properties style:font-name="Arial Rounded MT Bold" fo:background-color="#FFFF00" fo:language="en" fo:country="US"/>
    </style:style>
    <style:style style:name="T153" style:parent-style-name="Policepardéfaut" style:family="text">
      <style:text-properties style:font-name="Arial Rounded MT Bold" fo:language="en" fo:country="US"/>
    </style:style>
    <style:style style:name="P154" style:parent-style-name="Normal" style:family="paragraph">
      <style:paragraph-properties fo:margin-bottom="0in"/>
      <style:text-properties style:font-name="Arial Rounded MT Bold" fo:language="en" fo:country="US"/>
    </style:style>
    <style:style style:name="P155" style:parent-style-name="Normal" style:family="paragraph">
      <style:paragraph-properties style:text-autospace="none" fo:margin-bottom="0in" fo:line-height="100%"/>
      <style:text-properties style:font-name="Arial Rounded MT Bold" fo:language="en" fo:country="US"/>
    </style:style>
    <style:style style:name="P156" style:parent-style-name="Normal" style:family="paragraph">
      <style:paragraph-properties style:text-autospace="none" fo:margin-bottom="0in" fo:line-height="100%"/>
      <style:text-properties style:font-name="Arial Rounded MT Bold" style:font-name-complex="TimesNewRomanPS-ItalicMT" fo:font-weight="bold" style:font-weight-asian="bold" style:font-weight-complex="bold" fo:font-style="italic" style:font-style-asian="italic" style:font-style-complex="italic" fo:color="#0000FF" fo:language="en" fo:country="US"/>
    </style:style>
    <style:style style:name="P157" style:parent-style-name="Normal" style:family="paragraph">
      <style:paragraph-properties style:text-autospace="none" fo:margin-bottom="0in" fo:line-height="100%"/>
      <style:text-properties style:font-name="Arial Rounded MT Bold" style:font-name-asian="TimesNewRomanPSMT" style:font-name-complex="TimesNewRomanPSMT" fo:color="#000000" fo:language="en" fo:country="US"/>
    </style:style>
    <style:style style:name="P158" style:parent-style-name="Normal" style:family="paragraph">
      <style:paragraph-properties style:text-autospace="none" fo:margin-bottom="0in" fo:line-height="100%"/>
      <style:text-properties style:font-name="Arial Rounded MT Bold" style:font-name-asian="TimesNewRomanPSMT" style:font-name-complex="TimesNewRomanPSMT" fo:font-weight="bold" style:font-weight-asian="bold" style:font-weight-complex="bold" fo:color="#000000" fo:language="en" fo:country="US"/>
    </style:style>
    <style:style style:family="graphic" style:name="a13">
      <style:graphic-properties style:wrap="run-through" style:run-through="foreground" draw:fill="none" draw:stroke="solid" svg:stroke-width="0.00694in" svg:stroke-color="#4472c4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4472c4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4472c4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4472c4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4472c4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4472c4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4472c4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Exercise 3</text:span><text:span text:style-name="T3">. Match these definitions with the four organizational structures described in the text:</text:span></text:p>
      <text:p text:style-name="P4"><text:span text:style-name="T5">functional structure:<text:s/></text:span><text:span text:style-name="T6">A cross-functional structure where people are organized into project teams.</text:span></text:p>
      <text:p text:style-name="P7"><text:span text:style-name="T8">hierarchical structure:</text:span><text:span text:style-name="T9"><text:s/>A<text:s/></text:span><text:span text:style-name="T10">structure rather like the army, where each person has their place in a fixed hierarchy</text:span></text:p>
      <text:p text:style-name="P11"><text:span text:style-name="T12">geographic structure:<text:s/></text:span><text:span text:style-name="T13">A structure that enables a company to operate internationally, country by country.</text:span></text:p>
      <text:p text:style-name="P14"><text:span text:style-name="T15">matrix structure:<text:s/></text:span><text:span text:style-name="T16">A structure organized around different product</text:span><text:span text:style-name="T17">s.</text:span></text:p>
      <text:p text:style-name="P18"/>
      <text:p text:style-name="P19">Exercise 4. Match these nouns as they occur together in the text</text:p>
      <text:p text:style-name="P20"/>
      <text:p text:style-name="P21"><text:span text:style-name="T22"><draw:connector draw:type="line" svg:x1="0.80764in" svg:y1="0.67222in" svg:x2="1.62014in" svg:y2="0.14444in" draw:z-index="251662336" draw:id="id0" draw:style-name="a1" draw:name="Connecteur droit avec flèche 3" text:anchor-type="paragraph"><svg:title/><svg:desc/></draw:connector></text:span><text:span text:style-name="T23"><draw:connector draw:type="line" svg:x1="0.76597in" svg:y1="0.10278in" svg:x2="1.59236in" svg:y2="0.47778in" draw:z-index="251659264" draw:id="id1" draw:style-name="a3" draw:name="Connecteur droit avec flèche 1" text:anchor-type="paragraph"><svg:title/><svg:desc/></draw:connector></text:span><text:span text:style-name="T24">1. product <text:s text:c="9"/></text:span><text:span text:style-name="T25"><text:tab/><text:s text:c="6"/>a. teams</text:span></text:p>
      <text:p text:style-name="P26"><text:span text:style-name="T27"><draw:connector draw:type="line" svg:x1="0.79375in" svg:y1="0.09931in" svg:x2="1.60625in" svg:y2="1.04306in" draw:z-index="251661312" draw:id="id2" draw:style-name="a5" draw:name="Connecteur droit avec flèche 2" text:anchor-type="paragraph"><svg:title/><svg:desc/></draw:connector></text:span><text:span text:style-name="T28">2. target <text:s text:c="14"/></text:span><text:span text:style-name="T29"><text:tab/><text:s text:c="4"/></text:span><text:span text:style-name="T30"><text:s text:c="2"/></text:span><text:span text:style-name="T31">b. objectives</text:span></text:p>
      <text:p text:style-name="P32">3. borrowing <text:s text:c="6"/><text:tab/><text:s text:c="4"/><text:s text:c="2"/>c. lines</text:p>
      <text:p text:style-name="P33"><text:span text:style-name="T34"><draw:connector draw:type="line" svg:x1="0.89097in" svg:y1="0.64792in" svg:x2="1.62014in" svg:y2="0.12778in" draw:z-index="251663360" draw:id="id3" draw:style-name="a7" draw:name="Connecteur droit avec flèche 4" text:anchor-type="paragraph"><svg:title/><svg:desc/></draw:connector></text:span><text:span text:style-name="T35">4. project <text:s text:c="11"/></text:span><text:span text:style-name="T36"><text:tab/><text:s text:c="5"/></text:span><text:span text:style-name="T37"><text:s/></text:span><text:span text:style-name="T38">d. units</text:span></text:p>
      <text:p text:style-name="P39"><text:span text:style-name="T40"><draw:connector draw:type="line" svg:x1="0.85625in" svg:y1="0.66528in" svg:x2="1.62639in" svg:y2="0.11042in" draw:z-index="251666432" draw:id="id4" draw:style-name="a9" draw:name="Connecteur droit avec flèche 8" text:anchor-type="paragraph"><svg:title/><svg:desc/></draw:connector></text:span><text:span text:style-name="T41"><draw:connector draw:type="line" svg:x1="1.00903in" svg:y1="0.11042in" svg:x2="1.62639in" svg:y2="0.27639in" draw:z-index="251665408" draw:id="id5" draw:style-name="a11" draw:name="Connecteur droit avec flèche 7" text:anchor-type="paragraph"><svg:title/><svg:desc/></draw:connector></text:span><text:span text:style-name="T42">5. delayering <text:s text:c="5"/></text:span><text:span text:style-name="T43"><text:tab/><text:s text:c="5"/></text:span><text:span text:style-name="T44"><text:s/></text:span><text:span text:style-name="T45">e.<text:s/></text:span><text:span text:style-name="T46">company</text:span></text:p>
      <text:p text:style-name="P47"><text:span text:style-name="T48"><draw:connector draw:type="line" svg:x1="0.79097in" svg:y1="0.10972in" svg:x2="1.625in" svg:y2="0.66806in" draw:z-index="251664384" draw:id="id6" draw:style-name="a13" draw:name="Connecteur droit avec flèche 6" text:anchor-type="paragraph"><svg:title/><svg:desc/></draw:connector></text:span><text:span text:style-name="T49">6. country <text:s text:c="10"/></text:span><text:span text:style-name="T50"><text:tab/><text:s text:c="4"/></text:span><text:span text:style-name="T51"><text:s text:c="2"/></text:span><text:span text:style-name="T52">f. process</text:span></text:p>
      <text:p text:style-name="P53">7. business <text:s text:c="8"/><text:tab/><text:s text:c="5"/><text:s/>g. markets</text:p>
      <text:p text:style-name="P54"><text:span text:style-name="T55"><draw:connector draw:type="line" svg:x1="0.88264in" svg:y1="0.30278in" svg:x2="1.62014in" svg:y2="0.09583in" draw:z-index="251667456" draw:id="id7" draw:style-name="a15" draw:name="Connecteur droit avec flèche 9" text:anchor-type="paragraph"><svg:title/><svg:desc/></draw:connector></text:span><text:span text:style-name="T56">8. software <text:s text:c="6"/></text:span><text:span text:style-name="T57"><text:tab/><text:s text:c="6"/>h. needs</text:span></text:p>
      <text:p text:style-name="P58">9. company <text:s text:c="6"/><text:tab/><text:s text:c="4"/><text:s/><text:s/>i. managers</text:p>
      <text:p text:style-name="P59"/>
      <text:p text:style-name="P60">Exercise 5. Use an appropriate phrase from the text to complete each sentence:</text:p>
      <text:p text:style-name="P61"/>
      <text:p text:style-name="P62"><text:span text:style-name="T63">1. Banks need to be<text:s/></text:span><text:span text:style-name="T64">fully aware of their customers’<text:s/></text:span><text:span text:style-name="T65">complex borrowing</text:span></text:p>
      <text:p text:style-name="P66"><text:span text:style-name="T67">needs.</text:span></text:p>
      <text:p text:style-name="P68"><text:span text:style-name="T69">2. Silicon Valley is full of<text:s/></text:span><text:span text:style-name="T70">software companies</text:span><text:span text:style-name="T71">.</text:span></text:p>
      <text:p text:style-name="P72"><text:span text:style-name="T73">3. Many companies are now organized along<text:s/></text:span><text:span text:style-name="T74">product lines</text:span><text:span text:style-name="T75">, in which each</text:span></text:p>
      <text:p text:style-name="P76">division is responsible for a group of products.</text:p>
      <text:p text:style-name="P77"><text:span text:style-name="T78">4. A matrix organization grou</text:span><text:span text:style-name="T79">ps people into<text:s/></text:span><text:span text:style-name="T80">project teams</text:span><text:span text:style-name="T81">.</text:span></text:p>
      <text:p text:style-name="P82"><text:span text:style-name="T83">5. Some companies are divided into different<text:s/></text:span><text:span text:style-name="T84">business units</text:span><text:span text:style-name="T85"><text:s/>often also called profit<text:s/></text:span><text:span text:style-name="T86">centers</text:span><text:span text:style-name="T87">.</text:span></text:p>
      <text:p text:style-name="P88"><text:span text:style-name="T89">6. A multinational company will often have a number of<text:s/></text:span><text:span text:style-name="T90">country managers</text:span><text:span text:style-name="T91"><text:s/>in charge of activities in different parts of the world.</text:span></text:p>
      <text:p text:style-name="P92"/>
      <text:p text:style-name="P93">Exercise 6. Match these terms with their definitions:</text:p>
      <text:p text:style-name="P94"/>
      <text:p text:style-name="P95"><text:span text:style-name="T96"><draw:connector draw:type="line" svg:x1="1.425in" svg:y1="0.09306in" svg:x2="2.39167in" svg:y2="0.49306in" draw:z-index="251673600" draw:id="id8" draw:style-name="a17" draw:name="Connecteur droit avec flèche 15" text:anchor-type="paragraph"><svg:title/><svg:desc/></draw:connector></text:span><text:span text:style-name="T97"><draw:connector draw:type="line" svg:x1="1.39167in" svg:y1="1.03889in" svg:x2="2.45in" svg:y2="0.14306in" draw:z-index="251669504" draw:id="id9" draw:style-name="a19" draw:name="Connecteur droit avec flèche 11" text:anchor-type="paragraph"><svg:title/><svg:desc/></draw:connector></text:span><text:span text:style-name="T98">1. business entities <text:s text:c="9"/></text:span><text:span text:style-name="T99"><text:tab/><text:s/></text:span><text:span text:style-name="T100"><text:s text:c="2"/></text:span><text:span text:style-name="T101"><text:s/></text:span><text:span text:style-name="T102"><text:tab/></text:span><text:span text:style-name="T103">a. focusing on the customer rather than the product</text:span></text:p>
      <text:p text:style-name="P104"><text:span text:style-name="T105"><draw:connector draw:type="line" svg:x1="0.90833in" svg:y1="0.0882in" svg:x2="2.44167in" svg:y2="0.82986in" draw:z-index="251671552" draw:id="id10" draw:style-name="a21" draw:name="Connecteur droit avec flèche 13" text:anchor-type="paragraph"><svg:title/><svg:desc/></draw:connector></text:span><text:span text:style-name="T106"><draw:connector draw:type="line" svg:x1="0.95833in" svg:y1="0.27708in" svg:x2="2.40833in" svg:y2="0.08819in" draw:z-index="251670528" draw:id="id11" draw:style-name="a23" draw:name="Connecteur droit avec flèche 12" text:anchor-type="paragraph"><svg:title/><svg:desc/></draw:connector></text:span><text:span text:style-name="T107">2. set up <text:s text:c="24"/></text:span><text:span text:style-name="T108"><text:tab/><text:s text:c="4"/></text:span><text:span text:style-name="T109"><text:tab/></text:span><text:span text:style-name="T110">b. new, original</text:span></text:p>
      <text:p text:style-name="P111">3. innovative <text:s text:c="18"/><text:tab/><text:s text:c="2"/><text:s text:c="2"/><text:tab/>c. companies</text:p>
      <text:p text:style-name="P112"><text:span text:style-name="T113"><draw:connector draw:type="line" svg:x1="1.50833in" svg:y1="0.61111in" svg:x2="2.39167in" svg:y2="0.12778in" draw:z-index="251675648" draw:id="id12" draw:style-name="a25" draw:name="Connecteur droit avec flèche 11" text:anchor-type="paragraph"><svg:title/><svg:desc/></draw:connector></text:span><text:span text:style-name="T114"><draw:connector draw:type="line" svg:x1="0.78333in" svg:y1="0.08611in" svg:x2="2.34167in" svg:y2="0.27778in" draw:z-index="251672576" draw:id="id13" draw:style-name="a27" draw:name="Connecteur droit avec flèche 14" text:anchor-type="paragraph"><svg:title/><svg:desc/></draw:connector></text:span><text:span text:style-name="T115">4. flop</text:span><text:span text:style-name="T116">ped <text:s text:c="25"/></text:span><text:span text:style-name="T117"><text:s text:c="10"/></text:span><text:span text:style-name="T118"><text:tab/></text:span><text:span text:style-name="T119">d. something that makes you better than other companies</text:span></text:p>
      <text:p text:style-name="P120"><text:span text:style-name="T121"><draw:connector draw:type="line" svg:x1="1.09167in" svg:y1="0.11389in" svg:x2="2.34167in" svg:y2="0.43056in" draw:z-index="251668480" draw:id="id14" draw:style-name="a29" draw:name="Connecteur droit avec flèche 10" text:anchor-type="paragraph"><svg:title/><svg:desc/></draw:connector></text:span><text:span text:style-name="T122">5. outsourcing <text:s text:c="15"/></text:span><text:span text:style-name="T123"><text:tab/><text:s text:c="3"/></text:span><text:span text:style-name="T124"><text:s/></text:span><text:span text:style-name="T125"><text:tab/></text:span><text:span text:style-name="T126">e. did not succeed, failed</text:span></text:p>
      <text:p text:style-name="P127">6.<text:s/>customer centric<text:s text:c="10"/><text:tab/><text:s text:c="2"/><text:s/><text:tab/><text:s/>f. structure</text:p>
      <text:p text:style-name="P128">7. competitive edge <text:s text:c="9"/><text:s text:c="7"/><text:tab/>g. getting external companies to do<text:s/>work for your company</text:p>
      <text:p text:style-name="P129"/>
      <text:p text:style-name="P130">Exercise 7. Complete these sentences with an appropriate preposition:</text:p>
      <text:p text:style-name="P131"/>
      <text:p text:style-name="P132"><text:span text:style-name="T133">1. Organizational structure concerns who reports<text:s/></text:span><text:span text:style-name="T134">to</text:span><text:span text:style-name="T135"><text:s/>whom.</text:span></text:p>
      <text:p text:style-name="P136"><text:span text:style-name="T137">2. Depending<text:s/></text:span><text:span text:style-name="T138">on</text:span><text:span text:style-name="T139"><text:s/></text:span><text:span text:style-name="T140">its size, there are several organizational structures a company can choose from.</text:span></text:p>
      <text:p text:style-name="P141">3.<text:s/>Many companies are organizing themselves along product lines.</text:p>
      <text:p text:style-name="P142"><text:span text:style-name="T143">4. In the 1980s a wave of restructuring went<text:s/></text:span><text:span text:style-name="T144">through</text:span><text:span text:style-name="T145"><text:s/>industry.</text:span></text:p>
      <text:p text:style-name="P146"><text:span text:style-name="T147">5. Delayering was driven<text:s/></text:span><text:span text:style-name="T148">by</text:span><text:span text:style-name="T149"><text:s/>the need to reduce costs.</text:span></text:p>
      <text:p text:style-name="P150"><text:span text:style-name="T151">6. Microsoft in Ireland is split<text:s/></text:span><text:span text:style-name="T152">up into</text:span><text:span text:style-name="T153"><text:s/>seven business units</text:span></text:p>
      <text:p text:style-name="P154"/>
      <text:p text:style-name="P155"/>
      <text:p text:style-name="P156"/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TimesNewRomanPS-ItalicMT" svg:font-family="TimesNewRomanPS-ItalicMT" style:font-family-generic="system" svg:panose-1="0 0 0 0 0 0 0 0 0 0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" svg:viewBox="0 0 20 30" svg:d="m10 0-10 30h20z"/>
    <draw:marker draw:name="a0" svg:viewBox="0 0 20 30" svg:d="m10 0-10 30h20z"/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6" svg:viewBox="0 0 20 30" svg:d="m10 0-10 30h20z"/>
    <draw:marker draw:name="a22" svg:viewBox="0 0 20 30" svg:d="m10 0-10 30h20z"/>
    <draw:marker draw:name="a4" svg:viewBox="0 0 20 30" svg:d="m10 0-10 30h20z"/>
    <draw:marker draw:name="a18" svg:viewBox="0 0 20 30" svg:d="m10 0-10 30h20z"/>
    <draw:marker draw:name="a24" svg:viewBox="0 0 20 30" svg:d="m10 0-10 30h20z"/>
    <draw:marker draw:name="a6" svg:viewBox="0 0 20 30" svg:d="m10 0-10 30h20z"/>
    <draw:marker draw:name="a26" svg:viewBox="0 0 20 30" svg:d="m10 0-10 30h20z"/>
    <draw:marker draw:name="a8" svg:viewBox="0 0 20 30" svg:d="m10 0-10 30h20z"/>
    <draw:marker draw:name="a28" svg:viewBox="0 0 20 30" svg:d="m10 0-10 30h20z"/>
    <draw:marker draw:name="a10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ellah el youssfi</meta:initial-creator>
    <dc:creator>AYOUB DEHBI</dc:creator>
    <meta:creation-date>2020-07-11T09:15:00Z</meta:creation-date>
    <dc:date>2020-07-13T13:43:00Z</dc:date>
    <meta:template xlink:href="Normal" xlink:type="simple"/>
    <meta:editing-cycles>8</meta:editing-cycles>
    <meta:editing-duration>PT2880S</meta:editing-duration>
    <meta:document-statistic meta:page-count="1" meta:paragraph-count="5" meta:word-count="380" meta:character-count="2543" meta:row-count="18" meta:non-whitespace-character-count="2168"/>
  </office:meta>
</office:document-meta>
</file>